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44cm" fo:margin-left="-0.191cm" fo:margin-top="0cm" fo:margin-bottom="0cm" table:align="left" style:writing-mode="lr-tb"/>
    </style:style>
    <style:style style:name="Tableau1.A" style:family="table-column">
      <style:table-column-properties style:column-width="7.989cm"/>
    </style:style>
    <style:style style:name="Tableau1.B" style:family="table-column">
      <style:table-column-properties style:column-width="8.25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6.244cm" fo:margin-left="-0.191cm" fo:margin-top="0cm" fo:margin-bottom="0cm" table:align="left" style:writing-mode="lr-tb"/>
    </style:style>
    <style:style style:name="Tableau2.A" style:family="table-column">
      <style:table-column-properties style:column-width="7.989cm"/>
    </style:style>
    <style:style style:name="Tableau2.B" style:family="table-column">
      <style:table-column-properties style:column-width="8.25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16.244cm" fo:margin-left="-0.191cm" fo:margin-top="0cm" fo:margin-bottom="0cm" table:align="left" style:writing-mode="lr-tb"/>
    </style:style>
    <style:style style:name="Tableau3.A" style:family="table-column">
      <style:table-column-properties style:column-width="7.989cm"/>
    </style:style>
    <style:style style:name="Tableau3.B" style:family="table-column">
      <style:table-column-properties style:column-width="8.25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Tableau4" style:family="table">
      <style:table-properties style:width="16.244cm" fo:margin-left="-0.191cm" fo:margin-top="0cm" fo:margin-bottom="0cm" table:align="left" style:writing-mode="lr-tb"/>
    </style:style>
    <style:style style:name="Tableau4.A" style:family="table-column">
      <style:table-column-properties style:column-width="7.989cm"/>
    </style:style>
    <style:style style:name="Tableau4.B" style:family="table-column">
      <style:table-column-properties style:column-width="8.253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="0.018cm solid #00000a"/>
    </style:style>
    <style:style style:name="Tableau5" style:family="table">
      <style:table-properties style:width="16.244cm" fo:margin-left="-0.191cm" fo:margin-top="0cm" fo:margin-bottom="0cm" table:align="left" style:writing-mode="lr-tb"/>
    </style:style>
    <style:style style:name="Tableau5.A" style:family="table-column">
      <style:table-column-properties style:column-width="7.989cm"/>
    </style:style>
    <style:style style:name="Tableau5.B" style:family="table-column">
      <style:table-column-properties style:column-width="8.25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padding-left="0.191cm" fo:padding-right="0.191cm" fo:padding-top="0cm" fo:padding-bottom="0cm" fo:border="0.018cm solid #00000a"/>
    </style:style>
    <style:style style:name="Tableau6" style:family="table">
      <style:table-properties style:width="16.244cm" fo:margin-left="-0.191cm" fo:margin-top="0cm" fo:margin-bottom="0cm" table:align="left" style:writing-mode="lr-tb"/>
    </style:style>
    <style:style style:name="Tableau6.A" style:family="table-column">
      <style:table-column-properties style:column-width="7.989cm"/>
    </style:style>
    <style:style style:name="Tableau6.B" style:family="table-column">
      <style:table-column-properties style:column-width="8.253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padding-left="0.191cm" fo:padding-right="0.191cm" fo:padding-top="0cm" fo:padding-bottom="0cm" fo:border="0.018cm solid #00000a"/>
    </style:style>
    <style:style style:name="Tableau7" style:family="table">
      <style:table-properties style:width="16.244cm" fo:margin-left="-0.191cm" fo:margin-top="0cm" fo:margin-bottom="0cm" table:align="left" style:writing-mode="lr-tb"/>
    </style:style>
    <style:style style:name="Tableau7.A" style:family="table-column">
      <style:table-column-properties style:column-width="7.989cm"/>
    </style:style>
    <style:style style:name="Tableau7.B" style:family="table-column">
      <style:table-column-properties style:column-width="8.253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0.018cm solid #00000a"/>
    </style:style>
    <style:style style:name="Tableau8" style:family="table">
      <style:table-properties style:width="16.244cm" fo:margin-left="-0.191cm" fo:margin-top="0cm" fo:margin-bottom="0cm" table:align="left" style:writing-mode="lr-tb"/>
    </style:style>
    <style:style style:name="Tableau8.A" style:family="table-column">
      <style:table-column-properties style:column-width="7.989cm"/>
    </style:style>
    <style:style style:name="Tableau8.B" style:family="table-column">
      <style:table-column-properties style:column-width="8.253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padding-left="0.191cm" fo:padding-right="0.191cm" fo:padding-top="0cm" fo:padding-bottom="0cm" fo:border="0.018cm solid #00000a"/>
    </style:style>
    <style:style style:name="Tableau9" style:family="table">
      <style:table-properties style:width="16.244cm" fo:margin-left="-0.191cm" fo:margin-top="0cm" fo:margin-bottom="0cm" table:align="left" style:writing-mode="lr-tb"/>
    </style:style>
    <style:style style:name="Tableau9.A" style:family="table-column">
      <style:table-column-properties style:column-width="7.989cm"/>
    </style:style>
    <style:style style:name="Tableau9.B" style:family="table-column">
      <style:table-column-properties style:column-width="8.25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padding-left="0.191cm" fo:padding-right="0.191cm" fo:padding-top="0cm" fo:padding-bottom="0cm" fo:border="0.018cm solid #00000a"/>
    </style:style>
    <style:style style:name="Tableau10" style:family="table">
      <style:table-properties style:width="16.244cm" fo:margin-left="-0.191cm" fo:margin-top="0cm" fo:margin-bottom="0cm" table:align="left" style:writing-mode="lr-tb"/>
    </style:style>
    <style:style style:name="Tableau10.A" style:family="table-column">
      <style:table-column-properties style:column-width="7.989cm"/>
    </style:style>
    <style:style style:name="Tableau10.B" style:family="table-column">
      <style:table-column-properties style:column-width="8.253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padding-left="0.191cm" fo:padding-right="0.191cm" fo:padding-top="0cm" fo:padding-bottom="0cm" fo:border="0.018cm solid #00000a"/>
    </style:style>
    <style:style style:name="Tableau11" style:family="table">
      <style:table-properties style:width="16.244cm" fo:margin-left="-0.191cm" fo:margin-top="0cm" fo:margin-bottom="0cm" table:align="left" style:writing-mode="lr-tb"/>
    </style:style>
    <style:style style:name="Tableau11.A" style:family="table-column">
      <style:table-column-properties style:column-width="7.989cm"/>
    </style:style>
    <style:style style:name="Tableau11.B" style:family="table-column">
      <style:table-column-properties style:column-width="8.253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/>
      <style:text-properties style:font-name="Calibri" fo:font-weight="bold" style:font-weight-asian="bold" style:font-name-complex="Calibri1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Calibri" fo:font-weight="bold" style:font-weight-asian="bold" style:font-name-complex="Calibri1"/>
    </style:style>
    <style:style style:name="P8" style:family="paragraph" style:parent-style-name="Standard">
      <style:paragraph-properties fo:margin-top="0cm" fo:margin-bottom="0cm" fo:line-height="100%"/>
      <style:text-properties style:font-name="Calibri" style:font-name-complex="Calibri1"/>
    </style:style>
    <style:style style:name="P9" style:family="paragraph" style:parent-style-name="Standard">
      <style:paragraph-properties fo:margin-top="0cm" fo:margin-bottom="0cm" fo:line-height="100%"/>
      <style:text-properties style:font-name="Calibri" style:font-name-complex="Calibri1" style:language-complex="he" style:country-complex="IL" style:font-style-complex="italic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style:language-asian="fr" style:country-asian="FR" style:font-name-complex="F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style:font-name-complex="Calibri1" style:language-complex="he" style:country-complex="IL" style:font-style-complex="italic"/>
    </style:style>
    <style:style style:name="T5" style:family="text">
      <style:text-properties style:font-name="Calibri" fo:font-weight="bold" style:font-weight-asian="bold" style:font-name-complex="Calibri1"/>
    </style:style>
    <style:style style:name="T6" style:family="text">
      <style:text-properties style:font-name="Calibri" fo:font-weight="bold" style:font-weight-asian="bold" style:font-name-complex="Calibri1" style:font-weight-complex="bold"/>
    </style:style>
    <style:style style:name="T7" style:family="text">
      <style:text-properties style:font-name="Calibri" fo:font-style="italic" style:font-style-asian="italic" style:font-name-complex="Calibri1"/>
    </style:style>
    <style:style style:name="T8" style:family="text">
      <style:text-properties style:font-name="Calibri" fo:font-style="italic" style:font-style-asian="italic" style:font-name-complex="Calibri1" style:language-complex="he" style:country-complex="IL" style:font-style-complex="italic"/>
    </style:style>
    <style:style style:name="T9" style:family="text">
      <style:text-properties fo:font-weight="bold" style:font-weight-asian="bold"/>
    </style:style>
    <style:style style:name="T10" style:family="text">
      <style:text-properties style:language-complex="he" style:country-complex="I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cénarios/Cas d’utilisation</text:p>
      <text:p text:style-name="P1"/>
      <text:p text:style-name="P1"/>
      <text:p text:style-name="P1"/>
      <text:p text:style-name="Contents_20_Heading">Table des matières</text:p>
      <text:table-of-content text:style-name="Sect1" text:protected="true" text:name="Table des matière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607_370424567">C1 – Cas d’utilisation 1 : S’inscrire<text:tab/>2</text:a></text:p>
          <text:p text:style-name="P12"><text:a xlink:type="simple" xlink:href="#__RefHeading__609_370424567">C2 – Cas d’utilisation 2 : Se connecter<text:tab/>3</text:a></text:p>
          <text:p text:style-name="P12"><text:a xlink:type="simple" xlink:href="#__RefHeading__611_370424567">C3 – Cas d’utilisation 3 : Deviner <text:tab/>4</text:a></text:p>
          <text:p text:style-name="P12"><text:a xlink:type="simple" xlink:href="#__RefHeading__613_370424567">C5 – Cas d’utilisation 5 : Consulter ses scores<text:tab/>5</text:a></text:p>
          <text:p text:style-name="P12"><text:a xlink:type="simple" xlink:href="#__RefHeading__615_370424567">C6 – Cas d’utilisation 6 : Consulter son profil<text:tab/>6</text:a></text:p>
          <text:p text:style-name="P12"><text:a xlink:type="simple" xlink:href="#__RefHeading__617_370424567">C7 – Cas d’utilisation 7 : Modifier son profil<text:tab/>7</text:a></text:p>
        </text:index-body>
      </text:table-of-content>
      <text:p text:style-name="Standard"><text:a xlink:type="simple" xlink:href="#_Toc508292681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772667583870042705" text:style-name="Outline">
        <text:list-item>
          <text:h text:style-name="Heading_20_1" text:outline-level="1"><text:bookmark-start text:name="__RefHeading__607_370424567"/><text:bookmark-start text:name="_Toc508292681"/><text:soft-page-break/>C1 – Cas d’utilisation 1 : S’inscrire<text:bookmark-end text:name="__RefHeading__607_370424567"/><text:bookmark-end text:name="_Toc508292681"/></text:h>
        </text:list-item>
      </text:list>
      <text:p text:style-name="Standard"><text:span text:style-name="T3">Acteur : Utilisateur.</text:span></text:p>
      <text:p text:style-name="Standard"><text:span text:style-name="T5">Pré-condition</text:span><text:span text:style-name="T3"> : </text:span><text:span text:style-name="T7">L’utilisateur ne possède pas de compte.</text:span></text:p>
      <text:list xml:id="list32595240" text:continue-numbering="true" text:style-name="Outline">
        <text:list-item>
          <text:list>
            <text:list-item>
              <text:h text:style-name="Heading_20_2" text:outline-level="2"><text:span text:style-name="T10">C1-SN Scénario nominal</text:span></text:h>
            </text:list-item>
          </text:list>
        </text:list-item>
      </text:list>
      <text:p text:style-name="P4"><text:span text:style-name="T6">Postcondition </text:span><text:span text:style-name="T3">: </text:span><text:span text:style-name="T8">L’utilisateur a créé son compte.</text:span>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5">Acteur</text:span></text:p>
          </table:table-cell>
          <table:table-cell table:style-name="Tableau1.A1" office:value-type="string">
            <text:p text:style-name="P4"><text:span text:style-name="T5">Application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1-L’utilisateur sélectionne l’option d’inscription</text:span></text:p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4"><text:span text:style-name="T3">2-L’application affiche le formulaire d’inscription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3-L’utilisateur saisit les données de son compte et valide</text:span></text:p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4"><text:span text:style-name="T3">4-L’application vérifie les données entrées par l’utilisateur</text:span></text:p>
          </table:table-cell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4"><text:span text:style-name="T3">5-L’application vérifie que le pseudonyme n’est pas déjà présent dans la base de données</text:span></text:p>
          </table:table-cell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4"><text:span text:style-name="T3">6-L’application ajoute le pseudonyme et le mot de passe à la base de données</text:span></text:p>
          </table:table-cell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4"><text:span text:style-name="T3">7-L’application affiche un message de confirmation d’inscription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8-L’utilisateur peut désormais se connecter</text:span></text:p>
          </table:table-cell>
          <table:table-cell table:style-name="Tableau1.A1" office:value-type="string">
            <text:p text:style-name="P8"/>
          </table:table-cell>
        </table:table-row>
      </table:table>
      <text:p text:style-name="P2"><text:span text:style-name="T9">Fin.</text:span></text:p>
      <text:p text:style-name="P10"><text:span text:style-name="Titre_20_2_20_Car">C1-SA1 Scénario alternatif</text:span> </text:p>
      <text:p text:style-name="P10">Le pseudonyme est déjà présent dans la base de données.</text:p>
      <text:p text:style-name="P10"/>
      <text:p text:style-name="P4"><text:span text:style-name="T6">Postcondition </text:span><text:span text:style-name="T3">: </text:span><text:span text:style-name="T8">L’utilisateur a créé son compte.</text:span></text:p>
      <text:p text:style-name="P4"><text:span text:style-name="T4">Le scénario démarre au point n°5 du scénario nominal.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<text:span text:style-name="T5">Acteur</text:span></text:p>
          </table:table-cell>
          <table:table-cell table:style-name="Tableau2.A1" office:value-type="string">
            <text:p text:style-name="P4"><text:span text:style-name="T5">Application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4"><text:span text:style-name="T3">5-L’application vérifie que le pseudonyme n’est pas déjà présent dans la base de données 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4"><text:span text:style-name="T3">6-Le pseudonyme est présent, l’application affiche une erreur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3">7-L’utilisateur choisit un autre pseudonyme et valide le formulaire</text:span></text:p>
          </table:table-cell>
          <table:table-cell table:style-name="Tableau2.A1" office:value-type="string">
            <text:p text:style-name="P8"/>
          </table:table-cell>
        </table:table-row>
      </table:table>
      <text:p text:style-name="P4"><text:span text:style-name="T4">Le scénario reprend au point n°5 du scénario nominal.</text:span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2583380" text:continue-numbering="true" text:style-name="Outline">
        <text:list-item>
          <text:h text:style-name="Heading_20_1" text:outline-level="1"><text:bookmark-start text:name="__RefHeading__609_370424567"/><text:bookmark-start text:name="_Toc508292682"/><text:soft-page-break/>C2 – Cas d’utilisation 2 : Se connecter<text:bookmark-end text:name="__RefHeading__609_370424567"/><text:bookmark-end text:name="_Toc508292682"/></text:h>
        </text:list-item>
      </text:list>
      <text:p text:style-name="Standard"><text:span text:style-name="T3">Acteur : Utilisateur.</text:span></text:p>
      <text:p text:style-name="Standard"><text:span text:style-name="T5">Pré-condition</text:span><text:span text:style-name="T3"> : </text:span><text:span text:style-name="T7">L’utilisateur possède un compte.</text:span></text:p>
      <text:list xml:id="list32593583" text:continue-numbering="true" text:style-name="Outline">
        <text:list-item>
          <text:list>
            <text:list-item>
              <text:h text:style-name="Heading_20_2" text:outline-level="2"><text:span text:style-name="T10">C2-SN Scénario nominal</text:span></text:h>
            </text:list-item>
          </text:list>
        </text:list-item>
      </text:list>
      <text:p text:style-name="P4"><text:span text:style-name="T6">Postcondition </text:span><text:span text:style-name="T3">: </text:span><text:span text:style-name="T8">L’utilisateur est connecté à son compte.</text:span>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5">Acteur</text:span></text:p>
          </table:table-cell>
          <table:table-cell table:style-name="Tableau3.A1" office:value-type="string">
            <text:p text:style-name="P4"><text:span text:style-name="T5">Application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3">1-L’utilisateur sélectionne l’option connexion</text:span></text:p>
          </table:table-cell>
          <table:table-cell table:style-name="Tableau3.A1" office:value-type="string">
            <text:p text:style-name="P8"/>
          </table:table-cell>
        </table:table-row>
        <table:table-row table:style-name="Tableau3.1"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4"><text:span text:style-name="T3">2-L’application affiche le formulaire de connexion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3">3-L’utilisateur saisit son pseudo, puis son mot de passe</text:span></text:p>
          </table:table-cell>
          <table:table-cell table:style-name="Tableau3.A1" office:value-type="string">
            <text:p text:style-name="P8"/>
          </table:table-cell>
        </table:table-row>
        <table:table-row table:style-name="Tableau3.1"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4"><text:span text:style-name="T3">4-L’application vérifie les données entrées par l’utilisateur</text:span></text:p>
          </table:table-cell>
        </table:table-row>
        <table:table-row table:style-name="Tableau3.1"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4"><text:span text:style-name="T3">5-L’application vérifie que le pseudonyme existe dans la base de données</text:span></text:p>
          </table:table-cell>
        </table:table-row>
        <table:table-row table:style-name="Tableau3.1"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4"><text:span text:style-name="T3">6-L’application vérifie que le couple pseudo/mdp entré par l’utilisateur correspond à celui présent dans sa base</text:span></text:p>
          </table:table-cell>
        </table:table-row>
        <table:table-row table:style-name="Tableau3.1"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4"><text:span text:style-name="T3">7-L’application affiche un message de confirmation de connexion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3">8-L’utilisateur est désormais connecté</text:span></text:p>
          </table:table-cell>
          <table:table-cell table:style-name="Tableau3.A1" office:value-type="string">
            <text:p text:style-name="P8"/>
          </table:table-cell>
        </table:table-row>
      </table:table>
      <text:p text:style-name="P2"><text:span text:style-name="T9">Fin.</text:span></text:p>
      <text:p text:style-name="P10"><text:span text:style-name="Titre_20_2_20_Car">C2-SA1 Scénario alternatif</text:span> </text:p>
      <text:p text:style-name="P10">Le pseudonyme n’existe pas.</text:p>
      <text:p text:style-name="P10"/>
      <text:p text:style-name="P4"><text:span text:style-name="T6">Postcondition </text:span><text:span text:style-name="T3">: </text:span><text:span text:style-name="T8">L’utilisateur est connecté.</text:span></text:p>
      <text:p text:style-name="P4"><text:span text:style-name="T4">Le scénario démarre au point n°5 du scénario nominal.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<text:span text:style-name="T5">Acteur</text:span></text:p>
          </table:table-cell>
          <table:table-cell table:style-name="Tableau4.A1" office:value-type="string">
            <text:p text:style-name="P4"><text:span text:style-name="T5">Application</text:span></text:p>
          </table:table-cell>
        </table:table-row>
        <table:table-row table:style-name="Tableau4.1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4"><text:span text:style-name="T3">5-L’application vérifie que le pseudonyme existe dans la base de données</text:span></text:p>
          </table:table-cell>
        </table:table-row>
        <table:table-row table:style-name="Tableau4.1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4"><text:span text:style-name="T3">6-Le pseudonyme n’existe pas ; l’application renvoie une erreur</text:span></text:p>
          </table:table-cell>
        </table:table-row>
      </table:table>
      <text:p text:style-name="P4"><text:span text:style-name="T4">Le scénario reprend au point n°2 du scénario nominal.</text:span></text:p>
      <text:p text:style-name="P8"/>
      <text:p text:style-name="P10"><text:span text:style-name="Titre_20_2_20_Car">C2-SA2 Scénario alternatif</text:span> </text:p>
      <text:p text:style-name="P10">Le couple pseudonyme/mot de passe est erroné. </text:p>
      <text:p text:style-name="P10"/>
      <text:p text:style-name="P4"><text:span text:style-name="T6">Postcondition </text:span><text:span text:style-name="T3">: </text:span><text:span text:style-name="T8">L’utilisateur est connecté.</text:span></text:p>
      <text:p text:style-name="P4"><text:span text:style-name="T4">Le scénario démarre au point n°6 du scénario nominal.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text:span text:style-name="T5">Acteur</text:span></text:p>
          </table:table-cell>
          <table:table-cell table:style-name="Tableau5.A1" office:value-type="string">
            <text:p text:style-name="P4"><text:span text:style-name="T5">Application</text:span></text:p>
          </table:table-cell>
        </table:table-row>
        <table:table-row table:style-name="Tableau5.1"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4"><text:span text:style-name="T3">6-L’application vérifie que le couple pseudo/mdp entré par l’utilisateur correspond à celui présent dans sa base</text:span></text:p>
          </table:table-cell>
        </table:table-row>
        <table:table-row table:style-name="Tableau5.1"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4"><text:span text:style-name="T3">7-Le pseudo ou le mot de passe est erroné ; l’application renvoie une erreur</text:span></text:p>
          </table:table-cell>
        </table:table-row>
      </table:table>
      <text:p text:style-name="P4"><text:span text:style-name="T4">Le scénario reprend au point n°2 du scénario nominal.</text:span></text:p>
      <text:p text:style-name="P8"/>
      <text:list xml:id="list32585419" text:continue-numbering="true" text:style-name="Outline">
        <text:list-item>
          <text:h text:style-name="Heading_20_1" text:outline-level="1"><text:bookmark-start text:name="__RefHeading__611_370424567"/><text:bookmark-start text:name="_Toc508292683"/><text:soft-page-break/>C3 – Cas d’utilisation 3 : Deviner<text:bookmark-end text:name="_Toc508292683"/> <text:bookmark-end text:name="__RefHeading__611_370424567"/></text:h>
        </text:list-item>
      </text:list>
      <text:p text:style-name="Standard"><text:span text:style-name="T3">Acteur : Utilisateur.</text:span></text:p>
      <text:p text:style-name="Standard"><text:span text:style-name="T5">Pré-condition</text:span><text:span text:style-name="T3"> : </text:span><text:span text:style-name="T7">L’utilisateur possède un compte et est connecté.</text:span></text:p>
      <text:list xml:id="list32589019" text:continue-numbering="true" text:style-name="Outline">
        <text:list-item>
          <text:list>
            <text:list-item>
              <text:h text:style-name="Heading_20_2" text:outline-level="2"><text:span text:style-name="T10">C3-SN Scénario nominal</text:span></text:h>
            </text:list-item>
          </text:list>
        </text:list-item>
      </text:list>
      <text:p text:style-name="P5"><text:span text:style-name="T6">Postcondition </text:span><text:span text:style-name="T3">: </text:span><text:span text:style-name="T8">L’utilisateur a deviné la combinaison générée par le programme, en moins de tours que le nombre maximum autorisé.</text:span></text:p>
      <text:p text:style-name="P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<text:span text:style-name="T5">Acteur</text:span></text:p>
          </table:table-cell>
          <table:table-cell table:style-name="Tableau6.A1" office:value-type="string">
            <text:p text:style-name="P4"><text:span text:style-name="T5">Application</text:span></text:p>
          </table:table-cell>
        </table:table-row>
        <table:table-row table:style-name="Tableau6.1">
          <table:table-cell table:style-name="Tableau6.A1" office:value-type="string">
            <text:p text:style-name="P4"><text:span text:style-name="T3"/></text:p>
          </table:table-cell>
          <table:table-cell table:style-name="Tableau6.A1" office:value-type="string">
            <text:p text:style-name="P8">1- L'application affiche un message et le nombre de tours que le joueur a mis pour deviner la combinaison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4"><text:span text:style-name="T3">2-L’application renvoi le joueur à la sélection des jeux</text:span></text:p>
          </table:table-cell>
        </table:table-row>
      </table:table>
      <text:p text:style-name="P2"/>
      <text:p text:style-name="P10"><text:span text:style-name="Titre_20_2_20_Car">C3-SA1 Scénario alternatif</text:span> </text:p>
      <text:p text:style-name="P10">L’utilisateur n’a pas trouvé la bonne combinaison pendant le nombre de tours imparti.</text:p>
      <text:p text:style-name="P10"/>
      <text:p text:style-name="P3"><text:span text:style-name="T5">Pré-condition</text:span><text:span text:style-name="T3"> : </text:span><text:span text:style-name="T7">Le nombre de tours autorisé est dépassé.</text:span></text:p>
      <text:p text:style-name="P4"><text:span text:style-name="T6">Postcondition </text:span><text:span text:style-name="T3">: </text:span><text:span text:style-name="T7">Une partie perdue est enregistrée dans la liste des parties de l’utilisateur</text:span><text:span text:style-name="T8">.</text:span></text:p>
      <text:p text:style-name="P4"><text:span text:style-name="T4">Le scénario démarre au point n°6 du scénario nominal.</text:span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"><text:span text:style-name="T5">Acteur</text:span></text:p>
          </table:table-cell>
          <table:table-cell table:style-name="Tableau7.A1" office:value-type="string">
            <text:p text:style-name="P4"><text:span text:style-name="T5">Application</text:span></text:p>
          </table:table-cell>
        </table:table-row>
        <table:table-row table:style-name="Tableau7.1">
          <table:table-cell table:style-name="Tableau7.A1" office:value-type="string">
            <text:p text:style-name="P8"/>
          </table:table-cell>
          <table:table-cell table:style-name="Tableau7.A1" office:value-type="string">
            <text:p text:style-name="P4"><text:span text:style-name="T3">1-L'application Affiche un message et la combinaison à devnier</text:span></text:p>
          </table:table-cell>
        </table:table-row>
        <table:table-row table:style-name="Tableau7.1">
          <table:table-cell table:style-name="Tableau7.A1" office:value-type="string">
            <text:p text:style-name="P8"/>
          </table:table-cell>
          <table:table-cell table:style-name="Tableau7.A1" office:value-type="string">
            <text:p text:style-name="P4"><text:span text:style-name="T3">2-L'utilisateur et renvoyé à la sélection du jeu </text:span></text:p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2583473" text:continue-numbering="true" text:style-name="Outline">
        <text:list-item>
          <text:h text:style-name="Heading_20_1" text:outline-level="1"><text:bookmark-start text:name="__RefHeading__613_370424567"/><text:bookmark-start text:name="_Toc508292684"/>C5 – Cas d’utilisation 5 : Consulter ses scores<text:bookmark-end text:name="__RefHeading__613_370424567"/><text:bookmark-end text:name="_Toc508292684"/></text:h>
        </text:list-item>
      </text:list>
      <text:p text:style-name="Standard"><text:span text:style-name="T3">Acteur : Utilisateur.</text:span></text:p>
      <text:p text:style-name="P2"><text:span text:style-name="T5">Pré-condition</text:span><text:span text:style-name="T3"> : </text:span><text:span text:style-name="T7">L’utilisateur possède un compte et est connecté. Il a déjà joué à au moins une partie.</text:span></text:p>
      <text:list xml:id="list32576411" text:continue-numbering="true" text:style-name="Outline">
        <text:list-item>
          <text:list>
            <text:list-item>
              <text:h text:style-name="Heading_20_2" text:outline-level="2"><text:span text:style-name="T10">C5-SN Scénario nominal</text:span></text:h>
            </text:list-item>
          </text:list>
        </text:list-item>
      </text:list>
      <text:p text:style-name="P5"><text:span text:style-name="T6">Postcondition </text:span><text:span text:style-name="T3">: </text:span><text:span text:style-name="T8">Aucune.</text:span></text:p>
      <text:p text:style-name="P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"><text:span text:style-name="T5">Acteur</text:span></text:p>
          </table:table-cell>
          <table:table-cell table:style-name="Tableau8.A1" office:value-type="string">
            <text:p text:style-name="P4"><text:span text:style-name="T5">Application</text:span></text:p>
          </table:table-cell>
        </table:table-row>
        <table:table-row table:style-name="Tableau8.1">
          <table:table-cell table:style-name="Tableau8.A1" office:value-type="string">
            <text:p text:style-name="P4"><text:span text:style-name="T3">1-L’utilisateur sélectionne l’option lui permettant de consulter ses scores</text:span></text:p>
          </table:table-cell>
          <table:table-cell table:style-name="Tableau8.A1" office:value-type="string">
            <text:p text:style-name="P8"/>
          </table:table-cell>
        </table:table-row>
        <text:soft-page-break/>
        <table:table-row table:style-name="Tableau8.1">
          <table:table-cell table:style-name="Tableau8.A1" office:value-type="string">
            <text:p text:style-name="P8"/>
          </table:table-cell>
          <table:table-cell table:style-name="Tableau8.A1" office:value-type="string">
            <text:p text:style-name="P4"><text:span text:style-name="T3">2-L’application cherche dans la base de données la liste des parties jouées par l’utilisateur</text:span></text:p>
          </table:table-cell>
        </table:table-row>
        <table:table-row table:style-name="Tableau8.1">
          <table:table-cell table:style-name="Tableau8.A1" office:value-type="string">
            <text:p text:style-name="P8"/>
          </table:table-cell>
          <table:table-cell table:style-name="Tableau8.A1" office:value-type="string">
            <text:p text:style-name="P4"><text:span text:style-name="T3">3-L’application affiche les scores et les statistiques du joueur</text:span></text:p>
          </table:table-cell>
        </table:table-row>
      </table:table>
      <text:p text:style-name="P2"><text:span text:style-name="T9">Fin.</text:span></text:p>
      <text:p text:style-name="P10"><text:span text:style-name="Titre_20_2_20_Car">C5-SE1 Scénario d’exception</text:span> </text:p>
      <text:p text:style-name="P10">L’utilisateur n’a joué à aucune partie.</text:p>
      <text:p text:style-name="P10"/>
      <text:p text:style-name="P4"><text:span text:style-name="T6">Postcondition </text:span><text:span text:style-name="T3">: </text:span><text:span text:style-name="T7">Aucune</text:span><text:span text:style-name="T8">.</text:span></text:p>
      <text:p text:style-name="P4"><text:span text:style-name="T4">Le scénario démarre au point n°2 du scénario nominal.</text:span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"><text:span text:style-name="T5">Acteur</text:span></text:p>
          </table:table-cell>
          <table:table-cell table:style-name="Tableau9.A1" office:value-type="string">
            <text:p text:style-name="P4"><text:span text:style-name="T5">Application</text:span></text:p>
          </table:table-cell>
        </table:table-row>
        <table:table-row table:style-name="Tableau9.1">
          <table:table-cell table:style-name="Tableau9.A1" office:value-type="string">
            <text:p text:style-name="P8"/>
          </table:table-cell>
          <table:table-cell table:style-name="Tableau9.A1" office:value-type="string">
            <text:p text:style-name="P4"><text:span text:style-name="T3">2-L’application cherche dans la base de données la liste des parties jouées par l’utilisateur</text:span></text:p>
          </table:table-cell>
        </table:table-row>
        <table:table-row table:style-name="Tableau9.1">
          <table:table-cell table:style-name="Tableau9.A1" office:value-type="string">
            <text:p text:style-name="P8"/>
          </table:table-cell>
          <table:table-cell table:style-name="Tableau9.A1" office:value-type="string">
            <text:p text:style-name="P4"><text:span text:style-name="T3">3-L’application ne trouve aucune partie et affiche une erreur</text:span></text:p>
          </table:table-cell>
        </table:table-row>
      </table:table>
      <text:p text:style-name="P4"><text:span text:style-name="T5">Fin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2577886" text:continue-numbering="true" text:style-name="Outline">
        <text:list-item>
          <text:h text:style-name="Heading_20_1" text:outline-level="1"><text:bookmark-start text:name="__RefHeading__615_370424567"/><text:bookmark-start text:name="_Toc508292685"/>C6 – Cas d’utilisation 6 : Consulter son profil<text:bookmark-end text:name="__RefHeading__615_370424567"/><text:bookmark-end text:name="_Toc508292685"/></text:h>
        </text:list-item>
      </text:list>
      <text:p text:style-name="Standard"><text:span text:style-name="T3">Acteur : Utilisateur.</text:span></text:p>
      <text:p text:style-name="P2"><text:span text:style-name="T5">Pré-condition</text:span><text:span text:style-name="T3"> : </text:span><text:span text:style-name="T7">L’utilisateur possède un compte et est connecté.</text:span></text:p>
      <text:list xml:id="list32593809" text:continue-numbering="true" text:style-name="Outline">
        <text:list-item>
          <text:list>
            <text:list-item>
              <text:h text:style-name="Heading_20_2" text:outline-level="2"><text:span text:style-name="T10">C6-SN Scénario nominal</text:span></text:h>
            </text:list-item>
          </text:list>
        </text:list-item>
      </text:list>
      <text:p text:style-name="P5"><text:span text:style-name="T6">Postcondition </text:span><text:span text:style-name="T3">: </text:span><text:span text:style-name="T8">Aucune.</text:span></text:p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4"><text:span text:style-name="T5">Acteur</text:span></text:p>
          </table:table-cell>
          <table:table-cell table:style-name="Tableau10.A1" office:value-type="string">
            <text:p text:style-name="P4"><text:span text:style-name="T5">Application</text:span></text:p>
          </table:table-cell>
        </table:table-row>
        <table:table-row table:style-name="Tableau10.1">
          <table:table-cell table:style-name="Tableau10.A1" office:value-type="string">
            <text:p text:style-name="P4"><text:span text:style-name="T3">1-L’utilisateur sélectionne l’option lui permettant de consulter son profil</text:span></text:p>
          </table:table-cell>
          <table:table-cell table:style-name="Tableau10.A1" office:value-type="string">
            <text:p text:style-name="P8"/>
          </table:table-cell>
        </table:table-row>
        <text:soft-page-break/>
        <table:table-row table:style-name="Tableau10.1">
          <table:table-cell table:style-name="Tableau10.A1" office:value-type="string">
            <text:p text:style-name="P8"/>
          </table:table-cell>
          <table:table-cell table:style-name="Tableau10.A1" office:value-type="string">
            <text:p text:style-name="P4"><text:span text:style-name="T3">2-L’application cherche dans la base de données les informations de profil de l’utilisateur </text:span></text:p>
          </table:table-cell>
        </table:table-row>
        <table:table-row table:style-name="Tableau10.1">
          <table:table-cell table:style-name="Tableau10.A1" office:value-type="string">
            <text:p text:style-name="P8"/>
          </table:table-cell>
          <table:table-cell table:style-name="Tableau10.A1" office:value-type="string">
            <text:p text:style-name="P4"><text:span text:style-name="T3">3-L’application affiche les informations de profil de l’utilisateur</text:span></text:p>
          </table:table-cell>
        </table:table-row>
      </table:table>
      <text:p text:style-name="P2"><text:span text:style-name="T9">Fi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2585043" text:continue-numbering="true" text:style-name="Outline">
        <text:list-item>
          <text:h text:style-name="Heading_20_1" text:outline-level="1"><text:bookmark-start text:name="__RefHeading__617_370424567"/><text:bookmark-start text:name="_Toc508292686"/>C7 – Cas d’utilisation 7 : Modifier son profil<text:bookmark-end text:name="__RefHeading__617_370424567"/><text:bookmark-end text:name="_Toc508292686"/></text:h>
        </text:list-item>
      </text:list>
      <text:p text:style-name="Standard"><text:span text:style-name="T3">Acteur : Utilisateur.</text:span></text:p>
      <text:p text:style-name="P2"><text:span text:style-name="T5">Pré-condition</text:span><text:span text:style-name="T3"> : </text:span><text:span text:style-name="T7">L’utilisateur possède un compte et est connecté.</text:span></text:p>
      <text:list xml:id="list32571125" text:continue-numbering="true" text:style-name="Outline">
        <text:list-item>
          <text:list>
            <text:list-item>
              <text:h text:style-name="Heading_20_2" text:outline-level="2"><text:span text:style-name="T10">C7-SN Scénario nominal</text:span></text:h>
            </text:list-item>
          </text:list>
        </text:list-item>
      </text:list>
      <text:p text:style-name="P5"><text:span text:style-name="T6">Postcondition </text:span><text:span text:style-name="T3">: </text:span><text:span text:style-name="T8">L’enregistrement pour le champ modifié par l’utilisateur a été mis à jour dans la base de données.</text:span></text:p>
      <text:p text:style-name="P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"><text:span text:style-name="T5">Acteur</text:span></text:p>
          </table:table-cell>
          <table:table-cell table:style-name="Tableau11.A1" office:value-type="string">
            <text:p text:style-name="P4"><text:span text:style-name="T5">Application</text:span></text:p>
          </table:table-cell>
        </table:table-row>
        <text:soft-page-break/>
        <table:table-row table:style-name="Tableau11.1">
          <table:table-cell table:style-name="Tableau11.A1" office:value-type="string">
            <text:p text:style-name="P4"><text:span text:style-name="T3">1-L’utilisateur modifie ses informations</text:span></text:p>
          </table:table-cell>
          <table:table-cell table:style-name="Tableau11.A1" office:value-type="string">
            <text:p text:style-name="P8"/>
          </table:table-cell>
        </table:table-row>
        <table:table-row table:style-name="Tableau11.1">
          <table:table-cell table:style-name="Tableau11.A1" office:value-type="string">
            <text:p text:style-name="P8"/>
          </table:table-cell>
          <table:table-cell table:style-name="Tableau11.A1" office:value-type="string">
            <text:p text:style-name="P4"><text:span text:style-name="T3">2-L'application se connecte à la base de donnée et modifie ses informations</text:span></text:p>
          </table:table-cell>
        </table:table-row>
      </table:table>
      <text:p text:style-name="P2"><text:span text:style-name="T9">F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nny Lajeunesse</meta:initial-creator>
    <meta:editing-cycles>32</meta:editing-cycles>
    <meta:creation-date>2018-02-21T14:07:00</meta:creation-date>
    <dc:date>2018-03-13T12:38:40.36</dc:date>
    <meta:editing-duration>PT1M18S</meta:editing-duration>
    <meta:generator>OpenOffice/4.1.5$Win32 OpenOffice.org_project/415m1$Build-9789</meta:generator>
    <meta:document-statistic meta:table-count="11" meta:image-count="0" meta:object-count="0" meta:page-count="7" meta:paragraph-count="127" meta:word-count="819" meta:character-count="54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